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1.665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6f9d4" fo:border="0.74pt solid #000000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Problem</text:p>
          </table:table-cell>
          <table:table-cell table:style-name="ce7" office:value-type="string" calcext:value-type="string">
            <text:p>Clingo</text:p>
          </table:table-cell>
          <table:table-cell table:style-name="ce7" office:value-type="string" calcext:value-type="string">
            <text:p>DLV</text:p>
          </table:table-cell>
          <table:table-cell table:style-name="ce7" office:value-type="string" calcext:value-type="string">
            <text:p>smodels</text:p>
          </table:table-cell>
          <table:table-cell table:style-name="ce7"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style-name="ce1" office:value-type="float" office:value="69.763" calcext:value-type="float">
            <text:p>69,763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table:style-name="ce10" office:value-type="string" calcext:value-type="string">
            <text:p>58,944*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style-name="ce1" office:value-type="float" office:value="67.295" calcext:value-type="float">
            <text:p>67,295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table:style-name="ce10" office:value-type="string" calcext:value-type="string">
            <text:p>42,117*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47,85*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office:value-type="float" office:value="60.7" calcext:value-type="float">
            <text:p>60,7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52,795*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office:value-type="float" office:value="58.55" calcext:value-type="float">
            <text:p>58,55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50,324*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office:value-type="float" office:value="60.635" calcext:value-type="float">
            <text:p>60,635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table:style-name="ce1" office:value-type="float" office:value="68.729" calcext:value-type="float">
            <text:p>68,729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table:style-name="ce10" office:value-type="string" calcext:value-type="string">
            <text:p>48,358*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30,755*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53,189*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office:value-type="float" office:value="68.786" calcext:value-type="float">
            <text:p>68,786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48,655*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office:value-type="float" office:value="52.672" calcext:value-type="float">
            <text:p>52,67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style-name="ce1" office:value-type="float" office:value="91.471" calcext:value-type="float">
            <text:p>91,471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table:style-name="ce10" office:value-type="string" calcext:value-type="string">
            <text:p>54,626*</text:p>
          </table:table-cell>
        </table:table-row>
        <table:table-row table:style-name="ro1" table:number-rows-repeated="2">
          <table:table-cell table:style-name="ce4"/>
          <table:table-cell table:style-name="ce8" table:number-columns-repeated="4"/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ce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.00.0000</text:date>, <text:time style:data-style-name="N2" text:time-value="19:52:11.16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18T19:55:40.183000000</dc:date>
    <meta:editing-duration>PT17H49M41S</meta:editing-duration>
    <meta:editing-cycles>154</meta:editing-cycles>
    <meta:document-statistic meta:table-count="1" meta:cell-count="55" meta:object-count="0"/>
  </office:meta>
</office:document-meta>
</file>